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ArialBlack" svg:font-family="ArialBlack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1f4e79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0.66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6.25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5.759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1f4e79"/>
    </style:style>
    <style:style style:name="P5" style:family="paragraph">
      <loext:graphic-properties draw:fill="none"/>
      <style:text-properties fo:font-size="19pt" style:font-size-asian="19pt" style:font-size-complex="19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T1" style:family="text">
      <style:text-properties fo:color="#404040" style:font-name="Arial" fo:font-size="9pt" style:font-size-asian="9pt" style:font-name-complex="Arial" style:font-size-complex="9pt"/>
    </style:style>
    <style:style style:name="T2" style:family="text">
      <style:text-properties fo:color="#1f4e79" style:font-name="Arial Black" fo:font-size="10pt" fo:font-weight="bold" style:font-size-asian="10pt" style:font-name-complex="Arial Black" style:font-size-complex="10pt" style:font-weight-complex="bold"/>
    </style:style>
    <style:style style:name="T3" style:family="text">
      <style:text-properties fo:color="#1f4e79" style:font-name="ArialBlack" fo:font-size="19pt" style:font-size-asian="19pt" style:font-name-complex="ArialBlack" style:font-size-complex="19pt"/>
    </style:style>
    <style:style style:name="T4" style:family="text">
      <style:text-properties fo:color="#1f4e79" style:font-name="Arial Black" fo:font-size="19pt" fo:font-weight="bold" style:font-size-asian="19pt" style:font-name-complex="Arial Black" style:font-size-complex="19pt" style:font-weight-complex="bold"/>
    </style:style>
    <style:style style:name="T5" style:family="text">
      <style:text-properties fo:color="#f3866c" style:font-name="ArialBlack" fo:font-size="19pt" style:font-size-asian="19pt" style:font-name-complex="ArialBlack" style:font-size-complex="19pt"/>
    </style:style>
    <style:style style:name="T6" style:family="text">
      <style:text-properties fo:color="#5b9bd5" style:font-name="Arial" fo:font-size="12pt" fo:font-weight="bold" style:font-size-asian="12pt" style:font-name-complex="Arial" style:font-size-complex="12pt" style:font-weight-complex="bold"/>
    </style:style>
    <style:style style:name="T7" style:family="text">
      <style:text-properties fo:color="#f3866c" style:font-name="Arial" fo:font-size="14.1000003814697pt" fo:font-weight="bold" style:font-size-asian="14.1000003814697pt" style:font-name-complex="Arial" style:font-size-complex="14.1000003814697pt" style:font-weight-complex="bold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17cm" svg:height="0.357cm" svg:x="2.541cm" svg:y="1.27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3cm" svg:height="0.496cm" svg:x="2.283cm" svg:y="25.766cm">
          <draw:text-box>
            <text:p text:style-name="P1"><text:span text:style-name="T2">1 </text:span></text:p>
          </draw:text-box>
        </draw:frame>
        <draw:polygon draw:style-name="gr3" draw:text-style-name="P4" draw:layer="layout" svg:width="0.077cm" svg:height="0.742cm" svg:x="2.12cm" svg:y="2.539cm" svg:viewBox="0 0 78 743" draw:points="0,743 78,743 78,0 0,0">
          <text:p/>
        </draw:polygon>
        <draw:polygon draw:style-name="gr3" draw:text-style-name="P4" draw:layer="layout" svg:width="0.076cm" svg:height="0.742cm" svg:x="2.274cm" svg:y="2.539cm" svg:viewBox="0 0 77 743" draw:points="0,743 77,743 77,0 0,0">
          <text:p/>
        </draw:polygon>
        <draw:frame draw:style-name="gr4" draw:text-style-name="P5" draw:layer="layout" svg:width="10.958cm" svg:height="0.945cm" svg:x="2.541cm" svg:y="2.397cm">
          <draw:text-box>
            <text:p text:style-name="P1"><text:span text:style-name="T3">SYST 17796 DELIVERABLE 1 </text:span><text:span text:style-name="T4"><text:s/></text:span></text:p>
          </draw:text-box>
        </draw:frame>
        <draw:polygon draw:style-name="gr3" draw:text-style-name="P4" draw:layer="layout" svg:width="0.077cm" svg:height="0.741cm" svg:x="2.12cm" svg:y="3.281cm" svg:viewBox="0 0 78 742" draw:points="0,742 78,742 78,0 0,0">
          <text:p/>
        </draw:polygon>
        <draw:polygon draw:style-name="gr3" draw:text-style-name="P4" draw:layer="layout" svg:width="0.076cm" svg:height="0.741cm" svg:x="2.274cm" svg:y="3.281cm" svg:viewBox="0 0 77 742" draw:points="0,742 77,742 77,0 0,0">
          <text:p/>
        </draw:polygon>
        <draw:frame draw:style-name="gr4" draw:text-style-name="P5" draw:layer="layout" svg:width="7.626cm" svg:height="0.945cm" svg:x="2.541cm" svg:y="3.138cm">
          <draw:text-box>
            <text:p text:style-name="P1"><text:span text:style-name="T5">DESIGN DOCUMENT</text:span><text:span text:style-name="T4"> </text:span></text:p>
          </draw:text-box>
        </draw:frame>
        <draw:polygon draw:style-name="gr3" draw:text-style-name="P4" draw:layer="layout" svg:width="0.077cm" svg:height="0.635cm" svg:x="2.12cm" svg:y="4.022cm" svg:viewBox="0 0 78 636" draw:points="0,636 78,636 78,0 0,0">
          <text:p/>
        </draw:polygon>
        <draw:polygon draw:style-name="gr3" draw:text-style-name="P4" draw:layer="layout" svg:width="0.076cm" svg:height="0.635cm" svg:x="2.274cm" svg:y="4.022cm" svg:viewBox="0 0 77 636" draw:points="0,636 77,636 77,0 0,0">
          <text:p/>
        </draw:polygon>
        <draw:frame draw:style-name="gr5" draw:text-style-name="P6" draw:layer="layout" svg:width="0.422cm" svg:height="0.475cm" svg:x="2.541cm" svg:y="4.17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2.809cm" svg:height="0.556cm" svg:x="2.541cm" svg:y="5.725cm">
          <draw:text-box>
            <text:p text:style-name="P1"><text:span text:style-name="T7">OVERVIEW </text:span></text:p>
          </draw:text-box>
        </draw:frame>
        <draw:frame draw:style-name="gr5" draw:text-style-name="P6" draw:layer="layout" svg:width="0.476cm" svg:height="0.475cm" svg:x="2.541cm" svg:y="6.929cm">
          <draw:text-box>
            <text:p text:style-name="P1"><text:span text:style-name="T6">1. </text:span></text:p>
          </draw:text-box>
        </draw:frame>
        <draw:frame draw:style-name="gr5" draw:text-style-name="P6" draw:layer="layout" svg:width="7.474cm" svg:height="0.475cm" svg:x="3.176cm" svg:y="6.929cm">
          <draw:text-box>
            <text:p text:style-name="P1"><text:span text:style-name="T6">Project Background and Description </text:span></text:p>
          </draw:text-box>
        </draw:frame>
        <draw:frame draw:style-name="gr5" draw:text-style-name="P6" draw:layer="layout" svg:width="0.476cm" svg:height="0.475cm" svg:x="2.541cm" svg:y="10.016cm">
          <draw:text-box>
            <text:p text:style-name="P1"><text:span text:style-name="T6">2. </text:span></text:p>
          </draw:text-box>
        </draw:frame>
        <draw:frame draw:style-name="gr5" draw:text-style-name="P6" draw:layer="layout" svg:width="2.953cm" svg:height="0.475cm" svg:x="3.176cm" svg:y="10.016cm">
          <draw:text-box>
            <text:p text:style-name="P1"><text:span text:style-name="T6">Project Scope </text:span></text:p>
          </draw:text-box>
        </draw:frame>
        <draw:frame draw:style-name="gr5" draw:text-style-name="P6" draw:layer="layout" svg:width="0.476cm" svg:height="0.475cm" svg:x="2.541cm" svg:y="12.226cm">
          <draw:text-box>
            <text:p text:style-name="P1"><text:span text:style-name="T6">3. </text:span></text:p>
          </draw:text-box>
        </draw:frame>
        <draw:frame draw:style-name="gr5" draw:text-style-name="P6" draw:layer="layout" svg:width="5.234cm" svg:height="0.475cm" svg:x="3.176cm" svg:y="12.226cm">
          <draw:text-box>
            <text:p text:style-name="P1"><text:span text:style-name="T6">High-Level Requirements </text:span></text:p>
          </draw:text-box>
        </draw:frame>
        <draw:frame draw:style-name="gr1" draw:text-style-name="P2" draw:layer="layout" svg:width="0.317cm" svg:height="0.357cm" svg:x="2.541cm" svg:y="13.816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6.255cm" svg:height="0.357cm" svg:x="3cm" svg:y="12.943cm">
          <draw:text-box>
            <text:p text:style-name="P1"><text:span text:style-name="T1">The system must include the following: </text:span></text:p>
          </draw:text-box>
        </draw:frame>
        <draw:frame draw:style-name="gr5" draw:text-style-name="P6" draw:layer="layout" svg:width="0.476cm" svg:height="0.475cm" svg:x="2.541cm" svg:y="17.162cm">
          <draw:text-box>
            <text:p text:style-name="P1"><text:span text:style-name="T6">4. </text:span></text:p>
          </draw:text-box>
        </draw:frame>
        <draw:frame draw:style-name="gr5" draw:text-style-name="P6" draw:layer="layout" svg:width="4.269cm" svg:height="0.475cm" svg:x="3.176cm" svg:y="17.162cm">
          <draw:text-box>
            <text:p text:style-name="P1"><text:span text:style-name="T6">Implementation Plan </text:span></text:p>
          </draw:text-box>
        </draw:frame>
        <draw:frame draw:style-name="gr5" draw:text-style-name="P6" draw:layer="layout" svg:width="0.476cm" svg:height="0.475cm" svg:x="2.541cm" svg:y="21.007cm">
          <draw:text-box>
            <text:p text:style-name="P1"><text:span text:style-name="T6">5. </text:span></text:p>
          </draw:text-box>
        </draw:frame>
        <draw:frame draw:style-name="gr5" draw:text-style-name="P6" draw:layer="layout" svg:width="4.739cm" svg:height="0.475cm" svg:x="3.176cm" svg:y="21.007cm">
          <draw:text-box>
            <text:p text:style-name="P1"><text:span text:style-name="T6">Design Considerations </text:span></text:p>
          </draw:text-box>
        </draw:frame>
        <draw:frame draw:style-name="gr8" draw:text-style-name="P8" draw:layer="layout" svg:width="15.759cm" svg:height="0.713cm" svg:x="4.041cm" svg:y="20.387cm">
          <draw:text-box>
            <text:p text:style-name="P1"><text:span text:style-name="T1">2 or 3 specific examples from the base code or your intended additional code (i.e. potential for improvement). </text:span></text:p>
          </draw:text-box>
        </draw:frame>
        <draw:frame draw:style-name="gr1" draw:text-style-name="P2" draw:layer="layout" svg:width="2.102cm" svg:height="0.357cm" svg:x="3.098cm" svg:y="21.643cm">
          <draw:text-box>
            <text:p text:style-name="P1"><text:span text:style-name="T1">Encapsulation </text:span></text:p>
          </draw:text-box>
        </draw:frame>
        <draw:frame draw:style-name="gr1" draw:text-style-name="P2" draw:layer="layout" svg:width="0.317cm" svg:height="0.357cm" svg:x="3.32cm" svg:y="23.3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619cm" svg:height="0.357cm" svg:x="3.1cm" svg:y="22.8cm">
          <draw:text-box>
            <text:p text:style-name="P1"><text:span text:style-name="T1">Delegation </text:span></text:p>
          </draw:text-box>
        </draw:frame>
        <draw:frame draw:style-name="gr1" draw:text-style-name="P2" draw:layer="layout" svg:width="0.317cm" svg:height="0.357cm" svg:x="3.32cm" svg:y="23.8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528cm" svg:height="0.357cm" svg:x="3.1cm" svg:y="24.1cm">
          <draw:text-box>
            <text:p text:style-name="P1"><text:span text:style-name="T1">Flexibility/Maintainability </text:span></text:p>
          </draw:text-box>
        </draw:frame>
        <draw:frame draw:style-name="gr9" draw:text-style-name="P9" draw:layer="layout" svg:width="3.372cm" svg:height="2.505cm" svg:x="3.128cm" svg:y="10.5cm">
          <draw:text-box>
            <text:p><text:span text:style-name="T8">Kyle Adomeit- Project leader</text:span></text:p>
            <text:p><text:span text:style-name="T8">Name2- position</text:span></text:p>
            <text:p><text:span text:style-name="T8">Name3- position</text:span></text:p>
            <text:p><text:span text:style-name="T8">name4-position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9" draw:text-style-name="P9" draw:layer="layout" svg:width="6.863cm" svg:height="3.131cm" svg:x="3.5cm" svg:y="13.6cm">
          <draw:text-box>
            <text:list text:style-name="L1">
              <text:list-item>
                <text:p><text:span text:style-name="T8">Ability for the game to communicate a win or loss</text:span></text:p>
              </text:list-item>
              <text:list-item>
                <text:p><text:span text:style-name="T8">Ability for the players to know their status at all <text:s/>times</text:span></text:p>
              </text:list-item>
              <text:list-item>
                <text:p><text:span text:style-name="T8"/></text:p>
              </text:list-item>
              <text:list-item>
                <text:p><text:span text:style-name="T8"/></text:p>
              </text:list-item>
              <text:list-item>
                <text:p><text:span text:style-name="T8"/></text:p>
              </text:list-item>
              <text:list-item>
                <text:p><text:span text:style-name="T8"/></text:p>
              </text:list-item>
              <text:list-item>
                <text:p><text:span text:style-name="T8"/></text:p>
              </text:list-item>
              <text:list-item>
                <text:p><text:span text:style-name="T8"/></text:p>
              </text:list-item>
              <text:list-item>
                <text:p><text:span text:style-name="T8"/></text:p>
              </text:list-item>
              <text:list-item>
                <text:p><text:span text:style-name="T8"/></text:p>
              </text:list-item>
            </text:list>
          </draw:text-box>
        </draw:frame>
        <draw:frame draw:style-name="gr9" draw:text-style-name="P11" draw:layer="layout" svg:width="10.187cm" svg:height="0.314cm" svg:x="3.3cm" svg:y="18cm">
          <draw:text-box>
            <text:p text:style-name="P10"><text:span text:style-name="T8">GitHub Repository URL: <text:s/>https://github.com/KyleAdomeit/SYST17796GroupProject.git</text:span></text:p>
          </draw:text-box>
        </draw:frame>
        <draw:frame draw:style-name="gr9" draw:text-style-name="P9" draw:layer="layout" svg:width="17.219cm" svg:height="1.879cm" svg:x="3.3cm" svg:y="18.547cm">
          <draw:text-box>
            <text:p><text:span text:style-name="T8">Members will upload assigned work as it is completed to their branch then when it is confirmed that what they uploaded is correct and won’t mess up </text:span></text:p>
            <text:p><text:span text:style-name="T8">The rest of the project, it will be integrated into the master branch. </text:span></text:p>
            <text:p><text:span text:style-name="T8"/></text:p>
            <text:p><text:span text:style-name="T8"><text:s/></text:span><text:span text:style-name="T8">The project will follow basic coding standards and the main coding work should take place on NetBeans.</text:span></text:p>
            <text:p><text:span text:style-name="T8"/></text:p>
            <text:p><text:span text:style-name="T8"/></text:p>
          </draw:text-box>
        </draw:frame>
        <draw:frame draw:style-name="gr9" draw:text-style-name="P9" draw:layer="layout" svg:width="18.023cm" svg:height="3.131cm" svg:x="2.8cm" svg:y="7.369cm">
          <draw:text-box>
            <text:p><text:span text:style-name="T8">Project Goals</text:span></text:p>
            <text:p><text:span text:style-name="T8">Create a go fish card game in java.</text:span></text:p>
            <text:p><text:span text:style-name="T8"/></text:p>
            <text:p><text:span text:style-name="T8">Go fish involves two players who start with a hand size of 5 who take turns asking each other for cards of the same type of one of the ones they are currently </text:span></text:p>
            <text:p><text:span text:style-name="T8">Are holding. <text:s/>If their opponent has any they give the cards to them and then proceed to take their turn. If that player doesn’t have any of the cards requested </text:span></text:p>
            <text:p><text:span text:style-name="T8">They say “go fish” <text:s/>and the player who requested the cards draws a card from the deck and ends their turn. Once a player has all suits of one card they put </text:span></text:p>
            <text:p><text:span text:style-name="T8">Them aside and it counts as a point. The game continues until the deck runs out of cards. Then the players count up their points and the player with the </text:span></text:p>
            <text:p><text:span text:style-name="T8">Highest score wins.</text:span></text:p>
            <text:p><text:span text:style-name="T8"/></text:p>
            <text:p><text:span text:style-name="T8"/></text:p>
          </draw:text-box>
        </draw:frame>
        <draw:frame draw:style-name="gr9" draw:text-style-name="P9" draw:layer="layout" svg:width="11.059cm" svg:height="1.879cm" svg:x="7.441cm" svg:y="10.521cm">
          <draw:text-box>
            <text:p><text:span text:style-name="T8">The project will be considered complete when a game can be played and completed successfully</text:span></text:p>
            <text:p><text:span text:style-name="T8"><text:s/></text:span><text:span text:style-name="T8">between two players without any bugs and the visual design is considered sufficient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  <draw:page draw:name="page2" draw:style-name="dp1" draw:master-page-name="master-page3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ArialBlack" svg:font-family="ArialBlack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2cm" fo:margin-bottom="1cm" fo:margin-left="2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6T21:34:17.216000000</dc:date>
    <meta:editing-duration>PT2H26M38S</meta:editing-duration>
    <meta:editing-cycles>7</meta:editing-cycles>
    <meta:generator>LibreOffice/6.1.0.3$Windows_X86_64 LibreOffice_project/efb621ed25068d70781dc026f7e9c5187a4decd1</meta:generator>
    <meta:document-statistic meta:object-count="36"/>
  </office:meta>
</office:document-meta>
</file>